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aa3" officeooo:paragraph-rsid="00020aa3"/>
    </style:style>
    <style:style style:name="P2" style:family="paragraph" style:parent-style-name="Standard">
      <style:text-properties officeooo:rsid="0003dbe5" officeooo:paragraph-rsid="0003dbe5"/>
    </style:style>
    <style:style style:name="P3" style:family="paragraph" style:parent-style-name="Standard">
      <style:text-properties officeooo:rsid="0004da39" officeooo:paragraph-rsid="0004da39"/>
    </style:style>
    <style:style style:name="P4" style:family="paragraph" style:parent-style-name="Standard">
      <style:text-properties officeooo:rsid="00055c0c" officeooo:paragraph-rsid="00055c0c"/>
    </style:style>
    <style:style style:name="P5" style:family="paragraph" style:parent-style-name="Standard">
      <style:text-properties fo:font-style="italic" officeooo:rsid="00055c0c" officeooo:paragraph-rsid="00055c0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da39"/>
    </style:style>
    <style:style style:name="T3" style:family="text">
      <style:text-properties officeooo:rsid="00055c0c"/>
    </style:style>
    <style:style style:name="T4" style:family="text">
      <style:text-properties officeooo:rsid="00059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-4</text:p>
      <text:p text:style-name="P1"/>
      <text:p text:style-name="P1">1. make menuconfig</text:p>
      <text:p text:style-name="P1">--&gt; used for kernel customization as per user or application requirement</text:p>
      <text:p text:style-name="P1">--&gt; can manage dependencies based on selected kernel configuration options</text:p>
      <text:p text:style-name="P1">--&gt; make menuconfig provides menu driven interface to enable or disable features in kernel and build</text:p>
      <text:p text:style-name="P1"/>
      <text:p text:style-name="P1">2. make -j$(nproc)</text:p>
      <text:p text:style-name="P1">--&gt; make will complie the kernel that is present in current .config file in that folder</text:p>
      <text:p text:style-name="P1">--&gt; -j$(nproc) used to speed up the build process by including all cores of system in build process</text:p>
      <text:p text:style-name="P1">--&gt; $nproc – gives no.of cores present in our system</text:p>
      <text:p text:style-name="P1"/>
      <text:p text:style-name="P1">3. make modules_install</text:p>
      <text:p text:style-name="P1">--&gt; this installs all kernel modules that are generated during build process are copy to /<text:span text:style-name="T1">lib</text:span>/modules/&lt;kernel-version&gt;</text:p>
      <text:p text:style-name="P1"/>
      <text:p text:style-name="P1">4. make install</text:p>
      <text:p text:style-name="P1">--&gt; Install the new kernel image that is generated </text:p>
      <text:p text:style-name="P1">--&gt; Also copies vmlinuz-*, system.map-*, config-* files to /boot folder </text:p>
      <text:p text:style-name="P1"/>
      <text:p text:style-name="P2">5.update-grub</text:p>
      <text:p text:style-name="P2">--&gt; It gives the updated kernel files present in our system</text:p>
      <text:p text:style-name="P2">--&gt; <text:span text:style-name="T2">scans the /boot for new vimlinuz- files and adds all the updated entries to Grub-menu</text:span></text:p>
      <text:p text:style-name="P2"/>
      <text:p text:style-name="P3">6. uname -r</text:p>
      <text:p text:style-name="P3">--&gt; gives current kernel version running on system</text:p>
      <text:p text:style-name="P3"/>
      <text:p text:style-name="P3">7.</text:p>
      <text:p text:style-name="P3">vamlinuz:</text:p>
      <text:p text:style-name="P3">--&gt; <text:span text:style-name="T3">It is a linux kernel executable, compressed image locatede in /boot directory</text:span></text:p>
      <text:p text:style-name="P3">--&gt; <text:span text:style-name="T3">This initaites the OS to functional enviroment</text:span></text:p>
      <text:p text:style-name="P3">--&gt; ‘<text:span text:style-name="T3">z’ in vmlinuz indicates that it is compressed kernel image</text:span></text:p>
      <text:p text:style-name="P3"/>
      <text:p text:style-name="P4">System.map :</text:p>
      <text:p text:style-name="P4">--&gt; This file contains list of symbol names(functions &amp; Variables) and their corresponding memory addresses within linux kernel.</text:p>
      <text:p text:style-name="P4">--&gt; System.map file primarily used for debugging purpose.</text:p>
      <text:p text:style-name="P4"/>
      <text:p text:style-name="P4">.config :</text:p>
      <text:p text:style-name="P4">--&gt; It is a configurations file used during kernel compilation</text:p>
      <text:p text:style-name="P4">--&gt; It is generated using make menuconfig command </text:p>
      <text:p text:style-name="P4">--&gt; It specifies which features, drivers, modules are to be included in compiled kernel image</text:p>
      <text:p text:style-name="P4"/>
      <text:p text:style-name="P4">initramfs :</text:p>
      <text:p text:style-name="P4">--&gt; It is a temporary filesystem that is used during kenel boot process</text:p>
      <text:p text:style-name="P4">--&gt; <text:span text:style-name="T4">provieds an early user space environment during boot process, before the actual root file system is mounted into the kernel</text:span></text:p>
      <text:p text:style-name="P4"/>
      <text:p text:style-name="P5"><text:span text:style-name="T4">lib/modules/* : contails file like</text:span></text:p>
      <text:p text:style-name="P5">--&gt; .<text:span text:style-name="T4">ko -- kernel modules </text:span></text:p>
      <text:p text:style-name="P5">--&gt; <text:span text:style-name="T4">module.dep – list’s the dependencies between the kernel modu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7:07:57.098351136</meta:creation-date>
    <dc:date>2025-08-01T17:59:33.481308507</dc:date>
    <meta:editing-duration>PT9M49S</meta:editing-duration>
    <meta:editing-cycles>1</meta:editing-cycles>
    <meta:document-statistic meta:table-count="0" meta:image-count="0" meta:object-count="0" meta:page-count="1" meta:paragraph-count="37" meta:word-count="343" meta:character-count="1980" meta:non-whitespace-character-count="1692"/>
    <meta:generator>LibreOffice/7.3.7.2$Linux_X86_64 LibreOffice_project/30$Build-2</meta:generator>
  </office:meta>
</office:document-meta>
</file>